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0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ouise B. Hart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, Henry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8</text:p>
      <text:p text:style-name="P5">Month<text:tab/><text:tab/><text:tab/><text:tab/><text:tab/><text:tab/>April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Envelope]</text:p>
      <text:p text:style-name="P3">To Master Henry Morais./</text:p>
      <text:p text:style-name="P3"/>
      <text:p text:style-name="P3">[Page 1]</text:p>
      <text:p text:style-name="P2">To Rev. S. Morais./</text:p>
      <text:p text:style-name="P3"><text:tab/>"He that ruleth his own spirit, is/ more mighty than whom governeth/ a City."/</text:p>
      <text:p text:style-name="P3"><text:tab/>Be not critical dear Sir as/ to the letter of the quotation, it is/ out of the fulness of my heart I pray/ its spirit may be applied to you./</text:p>
      <text:p text:style-name="P3">I ever remember that prayer following/ the ejaculation "This is Mr Morais'/ wedding day; may God bless him/ may God make him a blessing to the/ Jews of Philadelphia, and to the Jews/ every where." that prayer was uttered/ by one (Sainted be her memory) who knew/ the Jews of Philadelphia faults and/ virtues, who loved them despite the one/ cherished and had pride in them/</text:p>
      <text:p text:style-name="P3"/>
      <text:p text:style-name="P3">[Page 2]</text:p>
      <text:p text:style-name="P3"><text:soft-page-break/>because of the other, the development of/ either has kept pace with the times, no/ greater, no less; She too, knew the proneness/ of all people to angry passions, but as/ do all pious reflective minds, also/ knew, that "like oil on troubled waters"/ is the deep calm that a gentle forbearing/ can exercise, and where may it be looked/ for, if not in those whose vocation is/ the Teacher of Religion, he it is who should say;/</text:p>
      <text:p text:style-name="P3"><text:tab/>Ye men of might but not of right/ I <text:span text:style-name="T1">yield</text:span><text:span text:style-name="T2">, but not to you,/ The God of Love, my spirit moves/ And </text:span><text:span text:style-name="T1">onward</text:span><text:span text:style-name="T2"> I will go./</text:span></text:p>
      <text:p text:style-name="P6">And now it is yet time, I entreat you/ Mr Morais let such be your watchword/ "Onward I will go" not in acrimony/ not in hate--but in the very spirit that/ you have put on the helmet of God/ armour, nor will relinquish it because/ of indignity to yourself; Moses was wroth/ </text:p>
      <text:p text:style-name="P6"/>
      <text:p text:style-name="P6">[Page 3]</text:p>
      <text:p text:style-name="P6">but why? because the people were irreverent towards/ their, his, God, not because of disrespect to himself./ <text:s/>To day Rev. Sir, among those who heard your most/ appropriate eloquent exordium, there was one who/ had wedded with a stranger; a youth too was there,/ who having just affianced himself to a young maiden/ left his <text:span text:style-name="T1">usual</text:span> avocation for the day doubtless to honor/ her; Can you doubt that a throb of feeling at least akin/ to remorse, may have been awakened, very transient it/ may have been, but who can tell that the seed cast on/ the surface may not take root; He the Great Husbandman/ may so Will it! then let the sower still do the/ share of work his hand is filled for, and leave the/ rest to his Maker./</text:p>
      <text:p text:style-name="P6">If I seem presumptious[sic!], my course must plead for me if/ you fail me, Mr Morais, tho' God forbid I should doubt the/ efficacy of religion, you will have more disappointed me/ as to it, than any in my life, have done./ <text:s/>With feelings of deep interest/ Louise B. Hart/</text:p>
      <text:p text:style-name="P6"/>
      <text:p text:style-name="P6">[Page 4]</text:p>
      <text:p text:style-name="P6">Saturday night./ <text:s/>April 8<text:span text:style-name="T3">th</text:span><text:span text:style-name="T4">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7T15:41:33.57</meta:creation-date>
    <dc:date>2012-01-18T11:19:43.21</dc:date>
    <dc:creator>Penn Libraries</dc:creator>
    <meta:editing-duration>PT00H20M45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6" meta:word-count="633" meta:character-count="3761"/>
  </office:meta>
</office:document-meta>
</file>